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P1" style:family="paragraph" style:parent-style-name="Heading_20_1">
      <style:text-properties style:text-underline-style="solid" style:text-underline-width="auto" style:text-underline-color="font-color" officeooo:rsid="000172c0" officeooo:paragraph-rsid="000172c0"/>
    </style:style>
    <style:style style:name="P2" style:family="paragraph" style:parent-style-name="Heading_20_3">
      <style:text-properties style:text-underline-style="solid" style:text-underline-width="auto" style:text-underline-color="font-color" officeooo:rsid="00213e7e" officeooo:paragraph-rsid="00213e7e"/>
    </style:style>
    <style:style style:name="P3" style:family="paragraph" style:parent-style-name="Text_20_body">
      <style:text-properties style:text-underline-style="solid" style:text-underline-width="auto" style:text-underline-color="font-color" officeooo:rsid="00213e7e" officeooo:paragraph-rsid="00213e7e"/>
    </style:style>
    <style:style style:name="P4" style:family="paragraph" style:parent-style-name="Heading_20_3">
      <style:text-properties style:text-underline-style="solid" style:text-underline-width="auto" style:text-underline-color="font-color" officeooo:rsid="0003776d" officeooo:paragraph-rsid="0003776d"/>
    </style:style>
    <style:style style:name="P5" style:family="paragraph" style:parent-style-name="Text_20_body">
      <style:text-properties officeooo:rsid="000172c0" officeooo:paragraph-rsid="000172c0"/>
    </style:style>
    <style:style style:name="P6" style:family="paragraph" style:parent-style-name="Text_20_body">
      <style:text-properties style:text-underline-style="none" officeooo:rsid="0003776d" officeooo:paragraph-rsid="0003776d"/>
    </style:style>
    <style:style style:name="P7" style:family="paragraph" style:parent-style-name="Heading_20_3">
      <style:text-properties style:text-underline-style="solid" style:text-underline-width="auto" style:text-underline-color="font-color" officeooo:rsid="000965c4" officeooo:paragraph-rsid="000965c4"/>
    </style:style>
    <style:style style:name="P8" style:family="paragraph" style:parent-style-name="Text_20_body">
      <style:text-properties style:text-underline-style="none" officeooo:rsid="000965c4" officeooo:paragraph-rsid="000965c4"/>
    </style:style>
    <style:style style:name="P9" style:family="paragraph" style:parent-style-name="Text_20_body">
      <style:text-properties style:text-underline-style="none" officeooo:rsid="000965c4" officeooo:paragraph-rsid="00111da2"/>
    </style:style>
    <style:style style:name="P10" style:family="paragraph" style:parent-style-name="Heading_20_3">
      <style:text-properties style:text-underline-style="solid" style:text-underline-width="auto" style:text-underline-color="font-color" officeooo:rsid="00158425" officeooo:paragraph-rsid="00158425"/>
    </style:style>
    <style:style style:name="P11" style:family="paragraph" style:parent-style-name="Text_20_body">
      <style:text-properties style:text-underline-style="none" officeooo:rsid="00158425" officeooo:paragraph-rsid="00158425"/>
    </style:style>
    <style:style style:name="P12" style:family="paragraph" style:parent-style-name="Table_20_Contents">
      <style:text-properties fo:font-weight="bold" officeooo:rsid="001e0db1" officeooo:paragraph-rsid="001e0db1" style:font-weight-asian="bold" style:font-weight-complex="bold"/>
    </style:style>
    <style:style style:name="P13" style:family="paragraph" style:parent-style-name="Table_20_Contents">
      <style:text-properties officeooo:rsid="001e0db1" officeooo:paragraph-rsid="001e0db1"/>
    </style:style>
    <style:style style:name="P14" style:family="paragraph" style:parent-style-name="Table_20_Contents">
      <style:paragraph-properties fo:text-align="center" style:justify-single-word="false"/>
      <style:text-properties officeooo:rsid="001e0db1" officeooo:paragraph-rsid="001e0db1"/>
    </style:style>
    <style:style style:name="P15" style:family="paragraph" style:parent-style-name="Text_20_body">
      <style:text-properties style:text-underline-style="none" officeooo:rsid="00258e9e" officeooo:paragraph-rsid="00258e9e"/>
    </style:style>
    <style:style style:name="P16" style:family="paragraph" style:parent-style-name="Heading_20_3">
      <style:text-properties style:text-underline-style="solid" style:text-underline-width="auto" style:text-underline-color="font-color" officeooo:rsid="00160026" officeooo:paragraph-rsid="00160026"/>
    </style:style>
    <style:style style:name="P17" style:family="paragraph" style:parent-style-name="Text_20_body">
      <style:text-properties style:text-underline-style="none" officeooo:rsid="00160026" officeooo:paragraph-rsid="00160026"/>
    </style:style>
    <style:style style:name="P18" style:family="paragraph" style:parent-style-name="Heading_20_1">
      <style:text-properties style:text-underline-style="solid" style:text-underline-width="auto" style:text-underline-color="font-color" officeooo:rsid="00160026" officeooo:paragraph-rsid="00160026"/>
    </style:style>
    <style:style style:name="P19" style:family="paragraph" style:parent-style-name="Text_20_body">
      <style:text-properties style:text-underline-style="solid" style:text-underline-width="auto" style:text-underline-color="font-color" officeooo:rsid="00160026" officeooo:paragraph-rsid="00160026"/>
    </style:style>
    <style:style style:name="P20" style:family="paragraph" style:parent-style-name="Text_20_body">
      <style:paragraph-properties fo:margin-left="0.3937in" fo:margin-right="0in" fo:text-indent="-0.3937in" style:auto-text-indent="false"/>
      <style:text-properties officeooo:rsid="00160026"/>
    </style:style>
    <style:style style:name="T1" style:family="text">
      <style:text-properties style:text-underline-style="none"/>
    </style:style>
    <style:style style:name="T2" style:family="text">
      <style:text-properties officeooo:rsid="0002fa83"/>
    </style:style>
    <style:style style:name="T3" style:family="text">
      <style:text-properties officeooo:rsid="0003776d"/>
    </style:style>
    <style:style style:name="T4" style:family="text">
      <style:text-properties officeooo:rsid="00043c6c"/>
    </style:style>
    <style:style style:name="T5" style:family="text">
      <style:text-properties officeooo:rsid="000592e7"/>
    </style:style>
    <style:style style:name="T6" style:family="text">
      <style:text-properties officeooo:rsid="00076589"/>
    </style:style>
    <style:style style:name="T7" style:family="text">
      <style:text-properties officeooo:rsid="0007cc46"/>
    </style:style>
    <style:style style:name="T8" style:family="text">
      <style:text-properties officeooo:rsid="000942f5"/>
    </style:style>
    <style:style style:name="T9" style:family="text">
      <style:text-properties officeooo:rsid="000a7716"/>
    </style:style>
    <style:style style:name="T10" style:family="text">
      <style:text-properties officeooo:rsid="000bb6a3"/>
    </style:style>
    <style:style style:name="T11" style:family="text">
      <style:text-properties officeooo:rsid="000d0626"/>
    </style:style>
    <style:style style:name="T12" style:family="text">
      <style:text-properties officeooo:rsid="000e7f80"/>
    </style:style>
    <style:style style:name="T13" style:family="text">
      <style:text-properties officeooo:rsid="00107f99"/>
    </style:style>
    <style:style style:name="T14" style:family="text">
      <style:text-properties officeooo:rsid="00111da2"/>
    </style:style>
    <style:style style:name="T15" style:family="text">
      <style:text-properties officeooo:rsid="00117f65"/>
    </style:style>
    <style:style style:name="T16" style:family="text">
      <style:text-properties officeooo:rsid="0011dbc8"/>
    </style:style>
    <style:style style:name="T17" style:family="text">
      <style:text-properties officeooo:rsid="00138321"/>
    </style:style>
    <style:style style:name="T18" style:family="text">
      <style:text-properties officeooo:rsid="00153882"/>
    </style:style>
    <style:style style:name="T19" style:family="text">
      <style:text-properties officeooo:rsid="00158425"/>
    </style:style>
    <style:style style:name="T20" style:family="text">
      <style:text-properties officeooo:rsid="00190b53"/>
    </style:style>
    <style:style style:name="T21" style:family="text">
      <style:text-properties officeooo:rsid="001b6c76"/>
    </style:style>
    <style:style style:name="T22" style:family="text">
      <style:text-properties officeooo:rsid="001edc1f"/>
    </style:style>
    <style:style style:name="T23" style:family="text">
      <style:text-properties officeooo:rsid="00200cf6"/>
    </style:style>
    <style:style style:name="T24" style:family="text">
      <style:text-properties officeooo:rsid="00213881"/>
    </style:style>
    <style:style style:name="T25" style:family="text">
      <style:text-properties officeooo:rsid="00213e7e"/>
    </style:style>
    <style:style style:name="T26" style:family="text">
      <style:text-properties officeooo:rsid="0022f49f"/>
    </style:style>
    <style:style style:name="T27" style:family="text">
      <style:text-properties officeooo:rsid="00245361"/>
    </style:style>
    <style:style style:name="T28" style:family="text">
      <style:text-properties officeooo:rsid="00258e9e"/>
    </style:style>
    <style:style style:name="T29" style:family="text">
      <style:text-properties officeooo:rsid="0026c0b9"/>
    </style:style>
    <style:style style:name="T30" style:family="text">
      <style:text-properties officeooo:rsid="00280d84"/>
    </style:style>
    <style:style style:name="T31" style:family="text">
      <style:text-properties officeooo:rsid="0029aa41"/>
    </style:style>
    <style:style style:name="T32" style:family="text">
      <style:text-properties officeooo:rsid="002b9a68"/>
    </style:style>
    <style:style style:name="T33" style:family="text">
      <style:text-properties officeooo:rsid="002cb56c"/>
    </style:style>
    <style:style style:name="T34"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Objective &amp; Key Result</text:h>
      <text:h text:style-name="P2" text:outline-level="3">Company Summary</text:h>
      <text:p text:style-name="P3"><text:span text:style-name="T1"><text:tab/>Our main goal for TrueScanAI is to provide a resource for users to input an article where the AI scans it and lets the user know which parts of the article are factually correct and which parts are inaccurate or considered “fake news”. TrueScanAI will also provide advice and information to the user on what to look for when reading articles to determine whether they’re accurate or not. Our group initially thought up a list of technologic ethical issues that modern society faces today. The issue of misinformation when it comes to the spread of news through social media is something that we decided to focus on. We then brainstormed together what kinds of solutions could be made to deal with misinformation where we finalized on AI that is specifically curated to read through an online news article and fact check it. The purpose of TrueScanAI is to provide users with a reliable and trustworthy AI tool that highlights the factual accuracy of the news media they read on social media platforms. The main values that we follow at this company are integrity, transparency, and accountability. These are the three main pillars that our product, TrueScanAI, stands on so that users can trust our results without worrying about whether the information the AI states also has to be fact checked. The main question that everyone would most likely ask about our startup, is why do we need to exist as a company? And the answer to that is simple: We live in a time where misinformation has been at an all time high with no safe guards that let people know how accurate the information they’re reading from is. TrueScanAI provides a solution to combat misinformation and to educate people on what to look for when reading news articles.</text:span></text:p>
      <text:h text:style-name="P4" text:outline-level="3">Objective</text:h>
      <text:p text:style-name="P5"><text:tab/>An objective that my team’s company is trying to achieve is <text:span text:style-name="T2">to establish a cooperative integration of TrueScanAI with major social media platforms </text:span><text:span text:style-name="T3">to embed its fact-checking features into their platforms.</text:span></text:p>
      <text:h text:style-name="P4" text:outline-level="3">Key Result</text:h>
      <text:p text:style-name="P6"><text:tab/>We are planning that by the end of the first fiscal year, we want to secure and implement integration of TrueScanAI into at least two major social media platforms (Reddit, Facebook, Twitter/X). Having this integration will allow users of these platforms to have direct access <text:span text:style-name="T4">to our fact-checking tools whenever they come across an online news article they find suspicious. We are rolling out integration onto a platform once every five to six months.</text:span></text:p>
      <text:p text:style-name="P6"><text:tab/><text:span text:style-name="T5">We chose this objective because it’s been shown that the majority of US Americans get their news from social media as their primary source. According to research done by Pew Research Center, [1] about 53% of US Adults state that they get their news from social media. </text:span><text:span text:style-name="T6">Popular social media websites such as Twitter/X, Facebook, Reddit, and Instagram are places where users not only receive their news but also where these users discuss with one another about news, making these sites the perfect places for misinformation to spread like wildfire. By integrating TrueScanAI into these sites, we can reach users </text:span><text:span text:style-name="T7">at the exact moments they come across news articles. This OKR is very important to </text:span><text:soft-page-break/><text:span text:style-name="T7">achieve </text:span><text:span text:style-name="T8">for us as a company because it allows us to distribute our product, TrueScanAI, to where it’s most needed, where instead of relying on users to go to our website and input a news article, we can bring TrueScanAI’s features and capabilities into social apps that most people already use.</text:span></text:p>
      <text:h text:style-name="P7" text:outline-level="3">Stakeholders</text:h>
      <text:p text:style-name="P8"><text:tab/><text:span text:style-name="T9">There are three stakeholders for our business, there our customers, the end-users, who are the ones that directly utilize our product and its related services. The social media companies are our second stakeholders, who we will negotiate with in successfully integrating TrueScanAI into the platforms. </text:span><text:span text:style-name="T10">And the third stakeholder is our TrueScanAI company. We will provide the AI tool and its related features </text:span><text:span text:style-name="T11">to both the customers and to the social media companies.</text:span></text:p>
      <text:p text:style-name="P9"><text:tab/><text:span text:style-name="T12">Our customers are those of the general public who use platforms like Twitter/X, Reddit, Facebook, and Instagram to get their news and see the happenings of the world. They are the ones who will be benefited by </text:span><text:span text:style-name="T13">the integration. The demographics of customers are going to be very wide, it will include consumers of teenagers and adults of all ages who rely on social media platforms to get their news and interests. </text:span><text:span text:style-name="T14">They’ll people with varied income and education levels, but those with less formal education or low income might have fewer alternative news sources than others, making TrueScanAI to be extremely useful for them. Our target users span all genders and racial backgrounds since misinformation is something that targets people of all backgrounds and not just specific ones. Because of this, TrueScanAI can help those of minority and majority communities alike. The relationship between our company and our users is a relationship of trust. When our users use our integration in their social apps, there must be some level of trust that when TrueScanAI states whether something is accurate or not, they can believe what it says. Otherwise, if our tool shows any form of bias </text:span><text:span text:style-name="T15">or it fails in its fact-checking, that could alienate users from using TrueScanAI.</text:span></text:p>
      <text:p text:style-name="P9"><text:tab/><text:span text:style-name="T16">The social media companies like Facebook, Twitter/X, etc. are to be our most crucial stakeholders since we need their cooperation for the integration of TrueScanAI. Without their agreement, embedding our AI onto the platforms would be very difficult or impossible to implement. It’s in the interest of these social media companies of this OKR because of external pressure and internal goals. </text:span><text:span text:style-name="T17">For example, the social media platform [2]X is considered to be one of the biggest sources of fake news and disinformation according to the European Union. So these platforms have come under scrutiny for false news to spread, integration of TrueScanAI can help these platforms show their commitment to accuracy and user safety. However, these social media platforms may have their interests conflicted, the reason being that these social networks rely on user engagement for their platforms to thrive and generate income, and since fake news drive clicks, the TrueScanAI integration may drive down user engagement. The relationship we have with these </text:span><text:span text:style-name="T18">companies is one of cooperation, where we imagine negotiating pilot </text:span>programs with willing companies. Perhaps Twitter/X might be our first integration (for instance, Twitter already has a Community Notes feature <text:span text:style-name="T18">where </text:span>they might integrate our AI to enhance it).</text:p>
      <text:p text:style-name="P9"><text:tab/><text:span text:style-name="T18">As the startup behind TrueScanAI, </text:span><text:span text:style-name="T19">our company is directly invested in this OKR. Having TrueScanAI integration in social media platforms will give us wider user adoption and will benefit our revenue model. The TrueScan</text:span><text:span text:style-name="T20">AI</text:span><text:span text:style-name="T19"> </text:span>team will be responsible for building integration interfaces to handle potentially thousands of requests from platform users. We are also responsible for maintaining the <text:soft-page-break/>accuracy of the AI. <text:span text:style-name="T20">I</text:span>f our tool makes a major mistake on a big platform, it could become a public relations issue for both us and the social network. Thus, this OKR forces our company to meet high standards. We have to manage stakeholder relationships carefully, keeping the platforms happy by aligning with their policies and up time needs, while also keeping end-users satisfied by providing correct and unbiased results. The relationship between our company and the social media companies will likely be formal partnerships, <text:span text:style-name="T20">w</text:span>ith users, it’s more of a service-provider relationship.</text:p>
      <text:h text:style-name="P10" text:outline-level="3">Metric(s) with Experimentation</text:h>
      <text:p text:style-name="P11"><text:tab/><text:span text:style-name="T21">Success for this OKR will be measured by achieving at least two live platform integrations within the first year at a rate of one partnership with a social media platform every five to six months, alongside having strong user engagement and satisfaction. </text:span><text:span text:style-name="T22">A simple metric where we will keep count of the number of integrations that we have achieved. As an experiment, we might approach a spectrum of </text:span>platforms. <text:span text:style-name="T23">O</text:span>ne large (e.g. Twitter) and one medium sized to compare negotiation processes. By mid year, if progress is slow with major players, we will pivot to integrating with a smaller platform or even a browser extension for users as an interim step. This can be seen as an experimentation in strategy. <text:span text:style-name="T23">F</text:span>or example, we plan a pilot integration with a volunteer user group on Reddit via a browser plugin. We’d recruit, say, 100 Reddit users to use a TrueScan<text:span text:style-name="T23">AI</text:span> plugin that auto-checks any news links on their feed. We’d observe how that pilot goes. <text:span text:style-name="T23">I</text:span>f successful, that data will be used to persuade Reddit’s management for an official integration.</text:p>
      <text:p text:style-name="P11"><text:tab/><text:span text:style-name="T24">Another metric we plan to measure is the active user engagement. The number of users that are using TrueScanAI via the integrated platforms is something we will measure the number of active users engaging the TrueScanAI by implementing analytics tracking within each integration. For example, once TrueScanAI is live on p</text:span>latform X, we will track events such as “user clicked TrueScanAI on article” or “TrueScanAI result viewed.” This data will feed into dashboards of daily and monthly active usage. </text:p>
      <text:h text:style-name="P10" text:outline-level="3">Ethical Impact(s)/Issue(s)</text:h>
      <text:p text:style-name="P11"><text:tab/><text:span text:style-name="T25">Pursuing this OKR brings several ethical implications and potential issues. When dealing with user data, automated judgments on online content, and influential social media platforms we have to consider the possible harm that could happen.</text:span></text:p>
      <text:p text:style-name="P11"><text:tab/><text:span text:style-name="T25">One of the main concerns is Privacy. Integration means data will be exchanged between </text:span>social media platforms and TrueScanAI. For TrueScanAI to fact-check content, the platform might send us the text of posts or articles a user is viewing. Even if it’s just public article URLs, we might also receive metadata like user ID or context. There’s a risk that this data could be mishandled or over-collected. A real world case underlining this risk is the <text:span text:style-name="T26">[3]</text:span>Facebook-Cambridge Analytica scandal. In that incident, a third-party app harvested data from millions of Facebook users without proper consent and used it for political targeting. <text:span text:style-name="T26">U</text:span>sers might <text:span text:style-name="T26">also </text:span>feel uncomfortable knowing that an AI <text:span text:style-name="T26">i</text:span>s “watching” what they read on social media. Some users might ask, “Is TrueScanAI recording everything I click on? Could that information be used to profile me or shared with others?” If we cannot adequately address these questions, the ethical impact is a loss of user trust and a genuine invasion of privacy.</text:p>
      <text:p text:style-name="P11"><text:soft-page-break/><text:tab/><text:span text:style-name="T26">The second main concern is the actual accuracy and handling of misinformation that TrueScanAI has to do. </text:span><text:span text:style-name="T27">With the way that </text:span><text:span text:style-name="T26">TrueScan</text:span><text:span text:style-name="T27">AI operates, it</text:span><text:span text:style-name="T26"> will be making judgments about what is “factually correct” or not. </text:span>If our system is flawed. <text:span text:style-name="T27">F</text:span>or instance, if it labels something false that is actually true, or vice versa we could end up spreading misinformation under the guise of fighting it. This is ethically troubling: users might be misled by incorrect flags, and content creators might be wrongfully discredited. <text:span text:style-name="T27">A real world case of something like happening occurred when [4]Facebook’s own fact-checking partner wrongly labeled a BMJ investigative article as “Missing context” and “partly false”, which ended up causing the article to be censored on the platform. This </text:span>example shows how a poorly implemented fact-check system can violate the rights of content creator<text:span text:style-name="T27">s </text:span>and the rights of readers to access information.</text:p>
      <table:table table:name="Table1" table:style-name="Table1">
        <table:table-column table:style-name="Table1.A" table:number-columns-repeated="5"/>
        <table:table-row>
          <table:table-cell table:style-name="Table1.A1" office:value-type="string">
            <text:p text:style-name="P12">Stakeholders</text:p>
          </table:table-cell>
          <table:table-cell table:style-name="Table1.A1" office:value-type="string">
            <text:p text:style-name="P12">Financial Risk</text:p>
          </table:table-cell>
          <table:table-cell table:style-name="Table1.A1" office:value-type="string">
            <text:p text:style-name="P12">Privacy Risk</text:p>
          </table:table-cell>
          <table:table-cell table:style-name="Table1.A1" office:value-type="string">
            <text:p text:style-name="P12">Conflicting Interest Risk</text:p>
          </table:table-cell>
          <table:table-cell table:style-name="Table1.E1" office:value-type="string">
            <text:p text:style-name="P12">Violation of Rights Risk</text:p>
          </table:table-cell>
        </table:table-row>
        <table:table-row>
          <table:table-cell table:style-name="Table1.A2" office:value-type="string">
            <text:p text:style-name="P13">Social Media User <text:span text:style-name="T28">(Customers)</text:span></text:p>
          </table:table-cell>
          <table:table-cell table:style-name="Table1.A2" office:value-type="string">
            <text:p text:style-name="P14">Low</text:p>
          </table:table-cell>
          <table:table-cell table:style-name="Table1.A2" office:value-type="string">
            <text:p text:style-name="P14">Mid</text:p>
          </table:table-cell>
          <table:table-cell table:style-name="Table1.A2" office:value-type="string">
            <text:p text:style-name="P14">Mid</text:p>
          </table:table-cell>
          <table:table-cell table:style-name="Table1.E2" office:value-type="string">
            <text:p text:style-name="P14">Mid</text:p>
          </table:table-cell>
        </table:table-row>
        <table:table-row>
          <table:table-cell table:style-name="Table1.A2" office:value-type="string">
            <text:p text:style-name="P13">TrueScanAI Company</text:p>
          </table:table-cell>
          <table:table-cell table:style-name="Table1.A2" office:value-type="string">
            <text:p text:style-name="P14">High</text:p>
          </table:table-cell>
          <table:table-cell table:style-name="Table1.A2" office:value-type="string">
            <text:p text:style-name="P14">Mid</text:p>
          </table:table-cell>
          <table:table-cell table:style-name="Table1.A2" office:value-type="string">
            <text:p text:style-name="P14">High</text:p>
          </table:table-cell>
          <table:table-cell table:style-name="Table1.E2" office:value-type="string">
            <text:p text:style-name="P14">Low</text:p>
          </table:table-cell>
        </table:table-row>
        <table:table-row>
          <table:table-cell table:style-name="Table1.A2" office:value-type="string">
            <text:p text:style-name="P13">Social Media Platforms</text:p>
          </table:table-cell>
          <table:table-cell table:style-name="Table1.A2" office:value-type="string">
            <text:p text:style-name="P14">Mid</text:p>
          </table:table-cell>
          <table:table-cell table:style-name="Table1.A2" office:value-type="string">
            <text:p text:style-name="P14">Low</text:p>
          </table:table-cell>
          <table:table-cell table:style-name="Table1.A2" office:value-type="string">
            <text:p text:style-name="P14">High</text:p>
          </table:table-cell>
          <table:table-cell table:style-name="Table1.E2" office:value-type="string">
            <text:p text:style-name="P14">Mid</text:p>
          </table:table-cell>
        </table:table-row>
      </table:table>
      <text:p text:style-name="P11"/>
      <text:p text:style-name="P15"><text:tab/>From the Ethical Impact Risk Table shown above, we can easily show what the stakeholders risks are for our business idea. For <text:span text:style-name="T29">Social Media user, our customers, we assess financial risk as low. Using </text:span>TrueScanAI is expected to be free for end-users (the service would be provided by the platform or supported by ads or other revenue streams, not by charging users directly). There’s no direct cost to being fact-checked. Privacy risk for users is mid (medium) because there is some personal data exposure. While we try to minimize data collected, the very act of integrating means some user actions <text:span text:style-name="T30">such as</text:span> reading/sharing articles could be logged. If not handled properly, this could lead to personal data being inferred. <text:span text:style-name="T30">Confli</text:span>cting interest risk for users is marked as mid. By this we mean the conflict between what the user wants and what other stakeholders might do. Users want an accurate, unbiased tool that respects their autonomy. However, the platform or even TrueScanAI might have other interests that conflict with delivering the pure truth. This could manifest in users not getting the full benefit of the service. Violation of rights risk for users is mid. The main right at stake is freedom of expression and access to information. If TrueScanAI incorrectly flags content important to a user, that user’s ability to share or see information is impeded. For example, a user might want to share a controversial opinion article, if TrueScanAI slaps a warning on it, fewer people engage or the user feels discouraged from speaking. That can be seen as a mild form of their speech being <text:span text:style-name="T30">censored.</text:span></text:p>
      <text:p text:style-name="P15"><text:tab/><text:span text:style-name="T31">For the company, TrueScanAI, financial risk is high. Achieving this OKR is financially make-</text:span>or-break. <text:span text:style-name="T31">W</text:span>e’<text:span text:style-name="T31">ll likely</text:span> invest significant resources into integrations (engineers, partnership deals) hoping for long-term returns. If something goes wrong ethically <text:span text:style-name="T31">like </text:span>a privacy scandal or a big mistake, we could lose those partnerships or face lawsuits, which would be financially devastating. Privacy risk for the company is mid. <text:span text:style-name="T31">H</text:span>ere we interpret it as the company’s risk exposure related to privacy issues. If we mishandle user data, the company faces legal penalties and <text:span text:style-name="T31">damage to our </text:span>reputation. Conflicting <text:soft-page-break/>interest risk for TrueScanAI is high. We as a company sit at the intersection of multiple interests: truth vs. profit, platform demands vs. user trust, growth vs. ethics. This is arguably one of the toughest risks to manage. For example, if a major social network offers us a big contract but asks that we customize our fact-check criteria to be more lenient on certain content (to avoid controversy), we face a conflict, <text:span text:style-name="T31">either </text:span>take the money or stick to principles. Violation of rights risk for the company is low. Unlike individuals, the company itself doesn’t have human rights like privacy or free speech in the same way. The company’s “rights” could be interpreted as our right to operate freely in the market, which could be affected if, say, a government bans our service somewhere due to political reasons but that’s not a direct rights violation <text:span text:style-name="T31">but </text:span>more <text:span text:style-name="T31">of</text:span> a business limitation.</text:p>
      <text:p text:style-name="P15"><text:tab/><text:span text:style-name="T31">Now for our social media platforms like Facebook and Twitter/X, financial risk is mid. </text:span>Integrating TrueScanAI could have financial benefits <text:span text:style-name="T31">like having </text:span>increased user trust, avoiding fines for misinformation, better user retention among those who value credible content. But it also has downsides. <text:span text:style-name="T31">I</text:span>f a chunk of users dislike fact-checks, they might leave the platform or reduce engagement, which hurts ad revenue. Privacy risk for the platform is low. The platforms already collect huge amounts of user data, integrating TrueScanAI doesn’t drastically increase their exposure beyond what they already handle. In fact, they might share some data with us, but likely under strict contracts. The platform will want to minimize what data we get <text:span text:style-name="T32">to decrease the chances of any data leaking out. Conflicting interest risk is high for platforms. This ties closely to earlier </text:span>points <text:span text:style-name="T32">with p</text:span>latforms hav<text:span text:style-name="T32">ing </text:span>to balance the integrity of information with user engagement and profit. <text:span text:style-name="T32">If our AI flags something that is generating a lot of ad revenue and clicks for the platform, that can be a conflict of interest with the social media network since they now have to balance between getting money from misinformation or getting rid of it. Violation of rights risk for platforms is mid. Platforms themselves don’t have human rights, but </text:span>here we frame it as the risk that through the platform’s actions, rights might be violated, leading to backlash or legal troubles. For example, if through our integration the platform ends up effectively censoring certain content, they might be accused of violating user’<text:span text:style-name="T32">s</text:span> free expression rights.</text:p>
      <text:h text:style-name="P16" text:outline-level="3">Ethical Safeguards</text:h>
      <text:p text:style-name="P17"><text:tab/>To safeguard user privacy, TrueScanAI will adopt a privacy by design philosophy from the outset. This means we only collect and process the minimum data necessary for fact-checking, and we do so with user consent and transparency. When integrating with a social platform, we will structure the API such that we receive only the content to be checked, and nothing identifiable about the user viewing it. Moreover, we will not share or sell any usage data to third parties. These decisions will be formalized in our data policy. To design these safeguards correctly, we will involve privacy experts. <text:span text:style-name="T32">Consultation </text:span>with a data protection officer or an expert in privacy law.</text:p>
      <text:p text:style-name="P17"><text:tab/>To prevent feelings of manipulation or censorship and to respect user autonomy, we will ensure TrueScanAI’s integration is transparent in its function and give users some control. Whenever TrueScanAI flags or analyzes content, it will be accompanied by a clear indication and explanation. For example, if we label a post as “Contains false information”, there will be an obvious icon or label (perhaps a small “TrueScanAI” check mark or warning symbol). Importantly, users can click on this label to see a detailed explanation of why it’s flagged.</text:p>
      <text:h text:style-name="P18" text:outline-level="1"><text:soft-page-break/>References</text:h>
      <text:p text:style-name="P19"/>
      <text:p text:style-name="P17"><text:span text:style-name="T33">[1] </text:span>Anon. 2025. Social Media and News Fact sheet. (September 2025). Retrieved October 13, 2025 from https://www.pewresearch.org/journalism/fact-sheet/social-media-and-news-fact-sheet/#:~:text=Digital%20sources%20have%20become%20an,over%20the%20last%20few%20years </text:p>
      <text:p text:style-name="P17"/>
      <text:p text:style-name="P20"><text:span text:style-name="T33">[2] </text:span>Peter Suciu. 2023. X is the biggest source of fake news and disinformation, Eu warns. (October 2023). Retrieved October 13, 2025 from https://www.forbes.com/sites/petersuciu/2023/09/26/x-is-the-biggest-source-of-fake-news-and-disinformation-eu-warns/ </text:p>
      <text:p text:style-name="P20"/>
      <text:p text:style-name="P20"><text:span text:style-name="T33">[3] </text:span>Rebecca Coombes and Madlen Davies. 2022. Facebook versus the BMJ: When fact checking goes wrong. <text:span text:style-name="T34">BMJ</text:span> (January 2022). DOI:http://dx.doi.org/10.1136/bmj.o95 </text:p>
      <text:p text:style-name="P20"/>
      <text:p text:style-name="P20"><text:span text:style-name="T33">[4] </text:span>Rosalie Chan. The Cambridge analytica whistleblower explains how the firm used Facebook data to sway elections. Retrieved October 13, 2025 from https://www.businessinsider.com/cambridge-analytica-whistleblower-christopher-wylie-facebook-data-2019-10 </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12T14:05:29.097180900</meta:creation-date>
    <dc:date>2025-10-13T22:53:49.698754600</dc:date>
    <meta:editing-duration>PT6H16M27S</meta:editing-duration>
    <meta:editing-cycles>21</meta:editing-cycles>
    <meta:generator>LibreOffice/25.8.1.1$Windows_X86_64 LibreOffice_project/54047653041915e595ad4e45cccea684809c77b5</meta:generator>
    <meta:document-statistic meta:table-count="1" meta:image-count="0" meta:object-count="0" meta:page-count="6" meta:paragraph-count="51" meta:word-count="2904" meta:character-count="18326" meta:non-whitespace-character-count="15450"/>
  </office:meta>
</office:document-meta>
</file>